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86.45mm"/>
    </style:style>
    <style:style style:name="co4" style:family="table-column">
      <style:table-column-properties fo:break-before="auto" style:column-width="22.26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ccur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kingdom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cientificname</text:p>
          </table:table-cell>
          <table:table-cell table:style-name="ce1" office:value-type="string" calcext:value-type="string">
            <text:p>countrycode</text:p>
          </table:table-cell>
          <table:table-cell table:style-name="ce1" office:value-type="string" calcext:value-type="string">
            <text:p>eventdate</text:p>
          </table:table-cell>
          <table:table-cell table:style-name="ce2" office:value-type="string" calcext:value-type="string">
            <text:p>observedindividual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giope lobata (Pallas, 1772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2T09:29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Mantis religiosa (Linné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6T16:43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Macroglossum stellatarum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olypodiopsida</text:p>
          </table:table-cell>
          <table:table-cell office:value-type="string" calcext:value-type="string">
            <text:p>Pteridium aquilinum (L.) Kuh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14:21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nas platyrhyncho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5T00:5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linula chlorop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5T00:5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2T02:3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a p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3T16:1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rocephalus arundinace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0T13:15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1T19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ythrum salicari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1T13:31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mantopus himantop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2T21:23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olyommatus icarus (Rottemburg, 1775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2T14:48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decaocto (Frivaldszky, 183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11T13:0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2-08T15:12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Ischnura elegans Vander Linden, 18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6:41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6:51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unus spinos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16:52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7T13:43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onaria officinalis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22:0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23:1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22:13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maj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7T14:12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cinerea Tunstall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7T01:56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Iphiclides podaliri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2-08T16:01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cropis daurica (Laxmann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6:5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lidonias hybrida (Pallas, 1811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01:25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ndrocopos majo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6:2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yanistes caerule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17:44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mbucus nigr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22:48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Argynnis paphi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20:4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ulica at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00:47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erops apiaste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6:27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6:3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uscicapa striata (Pallas, 176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6:1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icrocarbo pygmeus (Pallas, 177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6:3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5:54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roicocephalus ridibund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6:31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21:58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ola ralloides (Scopoli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01:24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3:27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enecio squalidus subsp. rupestris (Waldst. &amp; Kit.) P.D.Sel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8T12:16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otinus coggygria Scop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7T13:37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upatorium cannabinum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15:51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chium vulgare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16:1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arnassia palustris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16:17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chillea millefoliu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14:2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chillea millefoliu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6T18:14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lystegia sepium (L.) R. Br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1:41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ythrum salicari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1:47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hytolacca american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1:22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ichorium intybus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08:3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unus spinos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11:45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unica granatum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8-05T08:4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Tribulus terrestris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4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xifraga exarata Vil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Sesleria autumnalis (Scop.) F.W.Schultz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Sesleria comosa Velen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ilium martagon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Helictotrichon versicolor (Vill.) Schult. &amp; Schult.f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Hieracium murorum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Hieracium murorum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aphne alpin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arex kitaibeliana Degen ex Bech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damine glauca Spreng. ex DC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lackstonia perfoliata (L.) Huds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lackstonia perfoliata (L.) Huds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lackstonia perfoliata (L.) Huds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inaria peloponnesiaca Boiss. &amp; Heldr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mpanula ramosissima Sm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4-10T13:5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rnu aspersum (O. F. Müller, 177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4-10T13:49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4-10T13:5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rnu aspersum (O. F. Müller, 177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4-10T13:44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rnu aspersum (O. F. Müller, 177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4-10T13:44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rnu aspersum (O. F. Müller, 177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4-10T13:3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4-10T13:5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5-03T19:18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aland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5-04T12:2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5-03T19:18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aland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5-04T12:2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seudopanthera maculari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4-21T13:22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Vipera Laurenti, 176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icindela campestr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3-03T17:13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ygnus olor (Gmelin, 178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1-30T17:41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unus laurocerasus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7-01-19T12:5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Hedera helix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11-24T11:08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Lutra lutr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11-18T14:09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yrrhocoris apterus (Linnaeus, 1758)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11-17T11:3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Vipera ammodytes Bruno, 196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11-08T03:32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Lutra lutr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11-05T14:21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11-05T13:2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Ursus arcto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8T15:25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lauda arvens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7T15:28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elecanus onocrotal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16:1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lyssum murale Waldst. &amp; Kit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0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ulica at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turtu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0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ola ralloides (Scopoli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5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achybaptus ruficollis (Pallas, 176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senat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ernula albifrons (Pallas, 176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aradrius alexandrin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lidris minuta (Leisler, 1812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cinere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ringa erythropus (Pallas, 176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aradrius dubius Scopoli, 178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communis Latham, 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enanthe oenanthe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melanocephala (Gmelin, 178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cropis daurica (Laxmann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rocephalus arundinace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Upupa epop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a p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titis hypoleuco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linula chlorop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roicocephalus ridibund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decaocto (Frivaldszky, 183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turtu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rocephalus scirpaceus (Hermann, 180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Numenius arqu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erna hirund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erops apiaste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Riparia ripari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moned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cachinnans Pallas, 181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thene noctua (Scopoli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Ichthyaetus melanocephalus (Temminck, 1820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erinus serin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minor Gmelin, 17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cropis daurica (Laxmann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roicocephalus ridibund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cropis daurica (Laxmann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carb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decaocto (Frivaldszky, 183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axicola rubicol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roicocephalus ridibund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us ap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Buteo bute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cropis daurica (Laxmann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linula chlorop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alco tinnuncul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cropis daurica (Laxmann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maj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cinerea Tunstall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moned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a p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Riparia ripari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ernis apivor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atricapil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decaocto (Frivaldszky, 183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riolus oriol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uscicapa striata (Pallas, 176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a livia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maj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decaocto (Frivaldszky, 183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loris chlor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us ap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enanthe hispan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enanthe oenanthe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oenicurus ochruros (S. G. Gmelin, 177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ndrocopos mino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nclus cincl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enanthe oenanthe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oenicurus ochruros (S. G. Gmelin, 177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cropis daurica (Laxmann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cinerea Tunstall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erinus serin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uculus canor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ryocopus marti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uculus canor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itrinel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yanistes caerule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enanthe oenanthe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cropis daurica (Laxmann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maj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itrinel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nthus spinolet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viscivor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rthia familiar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a palumb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loris chlor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rrulus glandari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erinus serin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ringilla coeleb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yanistes caerule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cinerea Tunstall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loris chlor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ringilla coeleb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yrrhula pyrrhu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torquat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ringilla coeleb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carb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cinere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nclus cincl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a livia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us melb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nthus trivia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oecile montanus (Conrad von Baldenstein, 1827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Nucifraga caryocatacte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uculus canor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cinerea Tunstall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yrrhula pyrrhu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0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lidonias hybrida (Pallas, 1811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rcus aeruginos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pygmeus (Pallas, 177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a livia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cropis daurica (Laxmann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urnus vulgar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odiceps cristat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carb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decaocto (Frivaldszky, 183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cinere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erida crist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Riparia ripari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a p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montan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uculus canor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us ap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moned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ulica at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flav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Verbascum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Vipera ammodytes Bruno, 196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Upupa epop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Upupa epop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adorna tadorn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ringa totan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marginata Schoepff, 179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achybaptus ruficollis (Pallas, 176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ringa glareo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achymarptis melb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achybaptus ruficollis (Pallas, 176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achymarptis melb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mer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achymarptis melb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imon lepidus (Daudin, 1802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roglodytes troglodyte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Turdus viscivor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decaocto (Frivaldszky, 183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atricapil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urnus vulgar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erna caspia Pallas, 177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erinus serin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decaocto (Frivaldszky, 183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erna hirund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melanocephala (Gmelin, 178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urnus vulgar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turtu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borin (Boddaert, 178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Serapias lingu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Serapias neglecta De Not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partium junceum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cantillans (Pallas, 176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melanocephala (Gmelin, 178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erinus serin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axicola rubetr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itta neumayer Michahelles, 18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atricapil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x aluc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communis Latham, 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melanocephala (Gmelin, 178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eptopelia turtu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Serapias lingu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communis Latham, 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cantillans (Pallas, 176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atricapil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erinus serin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ylvia borin (Boddaert, 178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x aluc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amonda nathaliae Pancic &amp; Petrovi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a p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maj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carb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a p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elecanus crispus Bruch, 183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luvialis squataro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pygmeus (Pallas, 177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ndion haliaet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a p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luvialis squataro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oenicopterus roseus Pallas, 181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elecanus crispus Bruch, 183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carb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carb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a p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us virid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pygmeus (Pallas, 177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apaver argemone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isum sativum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hlomis fruticos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pygmeus (Pallas, 177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elecanus crispus Bruch, 183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Pinopsida</text:p>
          </table:table-cell>
          <table:table-cell office:value-type="string" calcext:value-type="string">
            <text:p>Pinus pine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oenicopterus roseus Pallas, 181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maj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ate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ylloscopus collybita (Vieillot, 1817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us canus Gmelin, 17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hlomis fruticos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 domestic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Philaeus chrysops (Poda, 1761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apilio alexanor Esper, 18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maj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ylloscopus collybita (Vieillot, 1817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halacrocorax pygmeus (Pallas, 177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us virid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yrrhula pyrrhu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maj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rus cristat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riolus oriol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enanthe hispanica subsp. melanoleuca (Guldenstadt, 1775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Orobanche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Orchis italica Poir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enanthe hispanica subsp. melanoleuca (Guldenstadt, 1775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enanthe oenanthe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Oenanthe oenanthe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Numenius arqu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Numenius arqu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Numenius arqu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Numenius arqu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Natrix natrix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cinerea Tunstall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flava subsp. feldegg Michahelles, 18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erops apiaste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flav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flav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cinerea Tunstall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nticola solitari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erops apiaste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erops apiaste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Muscari comosum (L.) Mil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Motacilla alb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senat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uscinia megarhynchos C. L. Brehm, 18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uscinia megarhynchos C. L. Brehm, 18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minor Gmelin, 17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imosa lappon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fusc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imosa lapponic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inari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Lepus europaeus Pallas, 177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uscinia megarhynchos C. L. Brehm, 18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minor Gmelin, 17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senat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uscinia megarhynchos C. L. Brehm, 18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rus michahellis J. F. Naumann, 184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ilium albanicum Griseb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uscinia megarhynchos C. L. Brehm, 18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Lacerta trilineata Bedriaga, 188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Jynx torquil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Jynx torquil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daurica Linnaeus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aematopus ostraleg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aematopus ostraleg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daurica Linnaeus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pestris Scopoli, 176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aematopus ostraleg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daurica Linnaeus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daurica Linnaeus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Hyla arbore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pestris Scopoli, 176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rustic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Hirundo daurica Linnaeus, 1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erida crist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linula chlorop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erida crist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erida crist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rrulus glandari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erida crist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linula chlorop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rrulus glandari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ringilla coeleb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ulica at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ulica at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ringilla coeleb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umaria capreolat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alco subbute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ulica at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ringilla coeleb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alco tinnuncul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ulica at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ringilla coeleb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alco tinnuncul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rithacus Cuvier, 18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irlus Linnaeus, 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Epidalea calamita (Laurenti, 176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alb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itrinel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alb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alb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melanocephala Scopoli, 176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irlus Linnaeus, 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aland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alb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alb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aland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irlus Linnaeus, 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rithacus Cuvier, 18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melanocephala Scopoli, 176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aland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gretta garzetta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rithacus Cuvier, 18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rithacus Cuvier, 18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mberiza cirlus Linnaeus, 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ndrocopos mino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ryocopus marti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ndrocopos majo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ndrocopos medi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ndrocopos majo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ndrocopos leucotos subsp. leucot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ryocopus marti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Delichon urbicum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moned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ttia cetti (Temminck, 1820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a livia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ttia cetti (Temminck, 1820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a palumb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hlor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rcus aeruginos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roicocephalus ridibund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roicocephalus ridibund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rcus aeruginos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aradrius alexandrin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roicocephalus ridibund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aradrius alexandrin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aradrius hiatic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lidris Merrem, 180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aradrius dubius Scopoli, 178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ttia cetti (Temminck, 1820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hlor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uculus canor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monedu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roicocephalus ridibund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sticola juncidis (Rafinesque, 1810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ttia cetti (Temminck, 1820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onvolvulus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mpanula spatulata Sm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mpanul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roicocephalus ridibundus (Linnaeus, 1766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haradrius alexandrin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turnix coturnix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ercis siliquastrum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sticola juncidis (Rafinesque, 1810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uculus canor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primulgus europae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nclus cincl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rthia brachydactyla C. L. Brehm, 18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a livia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repis rubr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ttia cetti (Temminck, 1820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llistemon citrinus (Curtis) Skee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hlor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ni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rcus aeruginos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ttia cetti (Temminck, 1820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nclus cincl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vus corax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uculus canor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erthia brachydactyla C. L. Brehm, 18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hlor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arduelis cardue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Buteo bute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Bufotes Rafinesque, 18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Buteo bute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Buteo bute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Buteo buteo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Bombina varieg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cinere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cipiter genti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nthus spinolet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8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cinere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nas penelope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2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lcedo atth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cinere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8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cinere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lcedo atth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30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rocephalus scirpaceus (Hermann, 180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cinere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lcedo atth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egithalos caudat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cipiter nis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nacamptis pyramidalis (L.) Rich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nacamptis morio (L.) R.M.Bateman, Pridgeon &amp; M.W.Chas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nemone coronari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nacamptis papilionacea (L.) R.M.Bateman, Pridgeon &amp; M.W.Chas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quila chrysaeto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thene noctua (Scopoli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lcedo atth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cipiter nis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9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rocephalus arundinace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ctitis hypoleuco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4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thene noctua (Scopoli, 176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quila chrysaeto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lauda arvens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egithalos caudat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Anguis fragil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lcedo atth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egithalos caudatu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rdea cinere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Algyroides nigropunctatus (Duméril &amp; Bibron, 183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nthus trivial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31T02:00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Dolichophis caspius (Gmelin, 1789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30T14:47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Platyceps najadum (Eichwald, 1831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8-06T13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7-06T14:15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Bombina varieg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8T19:55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collurio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9T15:1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Bombina varieg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9T14:07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Natrix tessellata (Laurenti, 176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30T14:47Z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Vipera ursinii subsp. graeca Nilson &amp; Andrén, 19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Lacerta agili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Rana dalmatina Fitzinger in Bonaparte, 183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4T00:01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2T17:1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2T19:07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subsp. hermann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2T19:03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17T18:3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Mustela nivalis Linnaeus, 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18T17:02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rigilodelima conspersa (L. Pfeiffer, 1848) L. Pfeiffer, 18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Zamenis situ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2T23:45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Zamenis longissimus (Laurenti, 176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22T13:12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Bombina varieg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17T21:3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o hermanni Gmelin, 178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16T19:57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Natrix natrix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16T19:06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subcristata subsp. wohlberedti (Moellendorff, 1899) Moellendorff, 1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helvola subsp. pageti R.A. Brandt, 196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Delima montenegrina subsp. muralis (Kuster, 1860) Kuster, 186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chlostoma tessellatum subsp. tepelenum Feher, Eross &amp; Varga, 20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chlostoma roseoli subsp. scutariense (A.J. Wagner, 1906) A.J. Wagner, 19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chlostoma tessellatum subsp. excisum (Mousson, 1859) Mousson, 18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harpentieria pantocratoris subsp. margaritifera (H. Nordsieck, 1996) H. Nordsieck, 19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Stigmatica Böttger, 18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chlostoma tessellatum subsp. tessellatu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chlostoma tessellatum subsp. excisum (Mousson, 1859) Mousson, 18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chlostoma roseoli subsp. kiriense (A.J. Wagner, 1906) A.J. Wagner, 19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5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chlostoma tessellatum subsp. excisum (Mousson, 1859) Mousson, 18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Cornu aspersum (O. F. Müller, 1774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6-01T20:29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morpha fruticos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6-05-28T10:16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Bryopsida</text:p>
          </table:table-cell>
          <table:table-cell office:value-type="string" calcext:value-type="string">
            <text:p>Orthotrichum diaphanum Schrader ex Bridel, 18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27T01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Bryopsida</text:p>
          </table:table-cell>
          <table:table-cell office:value-type="string" calcext:value-type="string">
            <text:p>Tortella nitida Brotherus, 190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27T01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Bryopsida</text:p>
          </table:table-cell>
          <table:table-cell office:value-type="string" calcext:value-type="string">
            <text:p>Leucodon sciuroides Schwaegrichen, 181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27T01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Bryopsida</text:p>
          </table:table-cell>
          <table:table-cell office:value-type="string" calcext:value-type="string">
            <text:p>Tortula muralis Hedwig, 18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10-2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rigilodelima conspersa (L. Pfeiffer, 1848) L. Pfeiffer, 18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rigilodelima conspersa (L. Pfeiffer, 1848) L. Pfeiffer, 18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rigilodelima conspersa (L. Pfeiffer, 1848) L. Pfeiffer, 18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rigilodelima conspersa (L. Pfeiffer, 1848) L. Pfeiffer, 18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iciliaria Vest, 186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rigilodelima conspersa (L. Pfeiffer, 1848) L. Pfeiffer, 18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rigilodelima conspersa (L. Pfeiffer, 1848) L. Pfeiffer, 18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rigilodelima conspersa (L. Pfeiffer, 1848) L. Pfeiffer, 18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skipetarica subsp. ersekensis H. Nordsieck, 19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subcristata subsp. wohlberedti (Moellendorff, 1899) Moellendorff, 1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helvola subsp. pageti R.A. Brandt, 196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laxa subsp. miraka H. Nordsieck, 19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skipetarica subsp. ersekensis H. Nordsieck, 19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irmengardis subsp. welterschultesi Fehér &amp; Szekeres, 19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dofleini subsp. occidentalis H. Nordsieck, 19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5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janinensis subsp. caesia Feher &amp; Szekeres, 20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4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Montenegrina helvola subsp. helvol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Delima montenegrina subsp. muralis (Kuster, 1860) Kuster, 186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Delima montenegrina subsp. muralis (Kuster, 1860) Kuster, 186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0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Agathylla neutra subsp. merditana (A.J. Wagner, 1914) A.J. Wagner, 191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3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Agathylla neutra subsp. merditana (A.J. Wagner, 1914) A.J. Wagner, 191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6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Alinda biplicata subsp. distincta (Sturany, 1894) Sturany, 189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5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Albinaria scopulosa subsp. epirotes H. Nordsieck, 19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Agathylla neutra subsp. merditana (A.J. Wagner, 1914) A.J. Wagner, 191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Albinaria scopulosa subsp. epirotes H. Nordsieck, 19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21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Tribulus terrestris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4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ilium martagon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Hieracium murorum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Helictotrichon versicolor (Vill.) Schult. &amp; Schult.f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aphne alpin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damine glauca Spreng. ex DC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arex kitaibeliana Degen ex Bech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1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lackstonia perfoliata (L.) Huds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9-16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seudochazara mniszechii Herrich-Schäffer, 18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seudochazara mniszechii Herrich-Schäffer, 18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seudochazara mniszechii Herrich-Schäffer, 18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terophorus pentadactyl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4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seudochazara mniszechii Herrich-Schäffer, 18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seudochazara mniszechii Herrich-Schäffer, 18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24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seudochazara mniszechii Herrich-Schäffer, 18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7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eriparus ate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eriparus ater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senat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senat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senat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Lanius senator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17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Iduna pallida (Hemprich &amp; Ehrenberg, 183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Iduna pallida (Hemprich &amp; Ehrenberg, 183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Iduna pallida (Hemprich &amp; Ehrenberg, 183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Iduna pallida (Hemprich &amp; Ehrenberg, 183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Iduna pallida (Hemprich &amp; Ehrenberg, 183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13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Iduna pallida (Hemprich &amp; Ehrenberg, 183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0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Iduna pallida (Hemprich &amp; Ehrenberg, 1833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2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Fringilla coeleb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rithacus rubecu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Erithacus rubecul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a palumbus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5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nthus campestris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hilopoda</text:p>
          </table:table-cell>
          <table:table-cell office:value-type="string" calcext:value-type="string">
            <text:p>Scutigera coleoptrata (Linnaeus, 1758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6-14T23:4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icus carica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nagallis arvensis L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19T02:00Z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Apis mellifera Linnaeus, 17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015-05-27T02:00Z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occurrences.A1:occurrences.F7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.00.0000</text:date>, <text:time style:data-style-name="N2" text:time-value="22:51:01.2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22:52:23.480000000</dc:date>
    <meta:editing-duration>PT12H35M13S</meta:editing-duration>
    <meta:editing-cycles>5</meta:editing-cycles>
    <meta:generator>LibreOffice/5.0.4.2$Windows_x86 LibreOffice_project/2b9802c1994aa0b7dc6079e128979269cf95bc78</meta:generator>
    <meta:document-statistic meta:table-count="1" meta:cell-count="4337" meta:object-count="0"/>
  </office:meta>
</office:document-meta>
</file>